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 fo:font-size="14pt" officeooo:rsid="000391b2" officeooo:paragraph-rsid="0018872d" style:font-size-asian="12.25pt" style:font-size-complex="14pt"/>
    </style:style>
    <style:style style:name="P2" style:family="paragraph" style:parent-style-name="Standard">
      <style:text-properties style:font-name="Chilanka" fo:font-size="14pt" style:text-underline-style="solid" style:text-underline-width="auto" style:text-underline-color="font-color" fo:font-weight="bold" officeooo:rsid="0004fba3" officeooo:paragraph-rsid="0018872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Chilanka" fo:font-size="14pt" style:text-underline-style="none" fo:font-weight="normal" officeooo:rsid="00057d97" officeooo:paragraph-rsid="0018872d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Chilanka" fo:font-size="14pt" style:text-underline-style="none" fo:font-weight="normal" officeooo:rsid="0006c1a5" officeooo:paragraph-rsid="0018872d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Chilanka" fo:font-size="14pt" style:text-underline-style="none" fo:font-weight="normal" officeooo:rsid="00083eac" officeooo:paragraph-rsid="0018872d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Chilanka" fo:font-size="14pt" style:text-underline-style="none" fo:font-weight="normal" officeooo:rsid="0008f4db" officeooo:paragraph-rsid="0018872d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text-properties style:font-name="Chilanka" fo:font-size="14pt" style:text-underline-style="none" fo:font-weight="normal" officeooo:rsid="0006c1a5" officeooo:paragraph-rsid="0018872d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text-properties style:font-name="Chilanka" fo:font-size="14pt" style:text-underline-style="none" fo:font-weight="normal" officeooo:rsid="0006c1a5" officeooo:paragraph-rsid="0018872d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text-properties style:font-name="Chilanka" fo:font-size="14pt" style:text-underline-style="none" fo:font-weight="normal" officeooo:rsid="00083eac" officeooo:paragraph-rsid="0018872d" style:font-size-asian="12.25pt" style:font-weight-asian="normal" style:font-size-complex="14pt" style:font-weight-complex="normal"/>
    </style:style>
    <style:style style:name="P10" style:family="paragraph" style:parent-style-name="Standard" style:list-style-name="L3">
      <style:text-properties style:font-name="Chilanka" fo:font-size="14pt" style:text-underline-style="none" fo:font-weight="normal" officeooo:rsid="00083eac" officeooo:paragraph-rsid="0018872d" style:font-size-asian="12.25pt" style:font-weight-asian="normal" style:font-size-complex="14pt" style:font-weight-complex="normal"/>
    </style:style>
    <style:style style:name="P11" style:family="paragraph" style:parent-style-name="Standard" style:list-style-name="L4">
      <style:text-properties style:font-name="Chilanka" fo:font-size="14pt" style:text-underline-style="none" fo:font-weight="normal" officeooo:rsid="0008f4db" officeooo:paragraph-rsid="0018872d" style:font-size-asian="12.25pt" style:font-weight-asian="normal" style:font-size-complex="14pt" style:font-weight-complex="normal"/>
    </style:style>
    <style:style style:name="P12" style:family="paragraph" style:parent-style-name="Standard" style:list-style-name="L4">
      <style:text-properties style:font-name="Chilanka" fo:font-size="14pt" style:text-underline-style="none" fo:font-weight="normal" officeooo:rsid="000ad1a8" officeooo:paragraph-rsid="0018872d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text-properties style:font-name="Chilanka" fo:font-size="14pt" style:text-underline-style="none" fo:font-weight="normal" officeooo:rsid="0018b9e5" officeooo:paragraph-rsid="0018b9e5" style:font-size-asian="12.25pt" style:font-weight-asian="normal" style:font-size-complex="14pt" style:font-weight-complex="normal"/>
    </style:style>
    <style:style style:name="P14" style:family="paragraph" style:parent-style-name="Standard" style:list-style-name="L4">
      <style:text-properties style:font-name="Chilanka" fo:font-size="14pt" style:text-underline-style="none" fo:font-weight="normal" officeooo:rsid="0019bf53" officeooo:paragraph-rsid="0019bf53" style:font-size-asian="12.25pt" style:font-weight-asian="normal" style:font-size-complex="14pt" style:font-weight-complex="normal"/>
    </style:style>
    <style:style style:name="P15" style:family="paragraph" style:parent-style-name="Standard" style:list-style-name="L3">
      <style:text-properties officeooo:paragraph-rsid="0018872d"/>
    </style:style>
    <style:style style:name="P16" style:family="paragraph" style:parent-style-name="Standard" style:list-style-name="L4">
      <style:text-properties officeooo:paragraph-rsid="0018872d"/>
    </style:style>
    <style:style style:name="T1" style:family="text">
      <style:text-properties style:font-name="Chilanka"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Chilanka" fo:font-size="14pt" style:text-underline-style="none" fo:font-weight="normal" officeooo:rsid="00083eac" style:font-size-asian="12.25pt" style:font-weight-asian="normal" style:font-size-complex="14pt" style:font-weight-complex="normal"/>
    </style:style>
    <style:style style:name="T3" style:family="text">
      <style:text-properties style:font-name="Chilanka" fo:font-size="14pt" style:text-underline-style="none" fo:font-weight="normal" officeooo:rsid="000ad1a8" style:font-size-asian="12.25pt" style:font-weight-asian="normal" style:font-size-complex="14pt" style:font-weight-complex="normal"/>
    </style:style>
    <style:style style:name="T4" style:family="text">
      <style:text-properties style:font-name="Chilanka" fo:font-size="14pt" style:text-underline-style="none" fo:font-weight="normal" officeooo:rsid="000ba4ce" style:font-size-asian="12.25pt" style:font-weight-asian="normal" style:font-size-complex="14pt" style:font-weight-complex="normal"/>
    </style:style>
    <style:style style:name="T5" style:family="text">
      <style:text-properties style:text-underline-style="solid" style:text-underline-width="auto" style:text-underline-color="font-color" fo:font-weight="bold" officeooo:rsid="0004fba3" style:font-weight-asian="bold" style:font-weight-complex="bold"/>
    </style:style>
    <style:style style:name="T6" style:family="text">
      <style:text-properties officeooo:rsid="00083eac"/>
    </style:style>
    <style:style style:name="T7" style:family="text">
      <style:text-properties officeooo:rsid="0008f4db"/>
    </style:style>
    <style:style style:name="T8" style:family="text">
      <style:text-properties officeooo:rsid="0018b9e5"/>
    </style:style>
    <style:style style:name="T9" style:family="text">
      <style:text-properties officeooo:rsid="0019bf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5">Lecture &amp; Écriture</text:span></text:p>
      <text:p text:style-name="P2"><text:s/></text:p>
      <text:p text:style-name="P3">1 :</text:p>
      <text:list xml:id="list2572813509" text:style-name="L1">
        <text:list-item>
          <text:p text:style-name="P7">462 (‘bien que pas sur car pas entre parenthèse’)</text:p>
        </text:list-item>
      </text:list>
      <text:p text:style-name="P4">2 :</text:p>
      <text:list xml:id="list3152406311" text:style-name="L2">
        <text:list-item>
          <text:p text:style-name="P8">Variable<text:span text:style-name="T6">s</text:span></text:p>
          <text:list>
            <text:list-item>
              <text:p text:style-name="P8"><text:s/>A, <text:span text:style-name="T8">C</text:span> : Entier</text:p>
            </text:list-item>
          </text:list>
        </text:list-item>
        <text:list-item>
          <text:p text:style-name="P8">Début</text:p>
        </text:list-item>
        <text:list-item>
          <text:p text:style-name="P8">Écrire (‘écrire un nombre entier :’)</text:p>
        </text:list-item>
        <text:list-item>
          <text:p text:style-name="P8">Lire (A)</text:p>
        </text:list-item>
        <text:list-item>
          <text:p text:style-name="P13">A prend_ la_valeur pow(a,2)</text:p>
        </text:list-item>
        <text:list-item>
          <text:p text:style-name="P13">C prend la valeur A</text:p>
        </text:list-item>
        <text:list-item>
          <text:p text:style-name="P13">Ecrire (‘C’)</text:p>
        </text:list-item>
        <text:list-item>
          <text:p text:style-name="P9">Fin</text:p>
        </text:list-item>
      </text:list>
      <text:p text:style-name="P5">3 :</text:p>
      <text:list xml:id="list713471932" text:style-name="L3">
        <text:list-item>
          <text:p text:style-name="P10">Variables</text:p>
          <text:list>
            <text:list-item>
              <text:p text:style-name="P10">A, B, C: Réel</text:p>
            </text:list-item>
          </text:list>
        </text:list-item>
        <text:list-item>
          <text:p text:style-name="P10">Début</text:p>
        </text:list-item>
        <text:list-item>
          <text:p text:style-name="P10">Écrire (‘Prix HT d’un article’)</text:p>
        </text:list-item>
        <text:list-item>
          <text:p text:style-name="P10">Lire (A)</text:p>
        </text:list-item>
        <text:list-item>
          <text:p text:style-name="P10">Écrire (‘Nombre d’article’)</text:p>
        </text:list-item>
        <text:list-item>
          <text:p text:style-name="P10">Lire (B)</text:p>
        </text:list-item>
        <text:list-item>
          <text:p text:style-name="P10">Écrire (‘Taux de TVA’)</text:p>
        </text:list-item>
        <text:list-item>
          <text:p text:style-name="P10">Lire (C)</text:p>
        </text:list-item>
        <text:list-item>
          <text:p text:style-name="P15"><text:span text:style-name="T2">D </text:span><text:bookmark text:name="page3R_mcid191"/><text:span text:style-name="T2">←</text:span> <text:span text:style-name="T6">A * B </text:span><text:span text:style-name="T7">+</text:span><text:span text:style-name="T6"> C</text:span></text:p>
        </text:list-item>
        <text:list-item>
          <text:p text:style-name="P10">Écrire (‘Le prix total TTC du produit est’, <text:span text:style-name="T7">D)</text:span></text:p>
        </text:list-item>
      </text:list>
      <text:p text:style-name="P6">4 :</text:p>
      <text:list xml:id="list1760994941" text:style-name="L4">
        <text:list-item>
          <text:p text:style-name="P11">Variable type chaîne</text:p>
          <text:list>
            <text:list-item>
              <text:p text:style-name="P11">T1, T2, T3, T4, <text:span text:style-name="T9">T5</text:span> : chaîne de caractères</text:p>
            </text:list-item>
          </text:list>
        </text:list-item>
        <text:list-item>
          <text:p text:style-name="P12">Début</text:p>
        </text:list-item>
        <text:list-item>
          <text:p text:style-name="P16"><text:bookmark text:name="page3R_mcid15"/><text:span text:style-name="T3">T1 </text:span><text:bookmark text:name="page3R_mcid19"/><text:span text:style-name="T3">← « belle marquise »</text:span></text:p>
        </text:list-item>
        <text:list-item>
          <text:p text:style-name="P16"><text:span text:style-name="T3">T2 </text:span><text:bookmark text:name="page3R_mcid192"/><text:span text:style-name="T1">←</text:span><text:span text:style-name="T3"> « vos beau yeux »</text:span></text:p>
        </text:list-item>
        <text:list-item>
          <text:p text:style-name="P16"><text:span text:style-name="T3">T3 </text:span><text:bookmark text:name="page3R_mcid193"/><text:span text:style-name="T1">← « </text:span><text:span text:style-name="T4">me font mourir »</text:span></text:p>
        </text:list-item>
        <text:list-item>
          <text:p text:style-name="P16"><text:span text:style-name="T4">T4 </text:span><text:bookmark text:name="page3R_mcid195"/><text:span text:style-name="T1">←</text:span><text:span text:style-name="T4"> « d’amour »</text:span></text:p>
        </text:list-item>
        <text:list-item>
          <text:p text:style-name="P14">T5 ← T1 + T2 + T3 + T4</text:p>
        </text:list-item>
        <text:list-item>
          <text:p text:style-name="P14">Écrire T5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3:35:16.023337682</meta:creation-date>
    <dc:date>2022-01-14T11:46:57.824720050</dc:date>
    <meta:editing-duration>PT35M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165" meta:character-count="615" meta:non-whitespace-character-count="512"/>
  </office:meta>
</office:document-meta>
</file>